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1cd488"/>
    </style:style>
    <style:style style:name="P2" style:family="paragraph" style:parent-style-name="Standard_20_gauche">
      <style:text-properties officeooo:paragraph-rsid="001de34b"/>
    </style:style>
    <style:style style:name="T1" style:family="text">
      <style:text-properties officeooo:rsid="001cd488"/>
    </style:style>
    <style:style style:name="T2" style:family="text">
      <style:text-properties officeooo:rsid="001de34b"/>
    </style:style>
    <style:style style:name="T3" style:family="text">
      <style:text-properties officeooo:rsid="001f4def"/>
    </style:style>
    <style:style style:name="T4" style:family="text">
      <style:text-properties officeooo:rsid="0020fb0f"/>
    </style:style>
    <style:style style:name="T5" style:family="text">
      <style:text-properties officeooo:rsid="00223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ntrastes<text:line-break/>courir<text:line-break/>nuances<text:line-break/>premières bruines d'octobre<text:line-break/>bitume champêtre<text:line-break/>campagnes urbaines<text:line-break/>courir<text:line-break/>dans l'esprit rafraichi<text:line-break/></text:span><text:span text:style-name="T2">qui </text:span><text:span text:style-name="T1">bourrasque les frondaisons<text:line-break/>courir<text:line-break/>sous des ondées d'or<text:line-break/>mort nourricière<text:line-break/>et le ciel barbouillé<text:line-break/>contrastes de gris<text:line-break/>noirs de gris blancs<text:line-break/>avec des </text:span><text:span text:style-name="T2">béances</text:span><text:span text:style-name="T1"><text:line-break/>pastelles<text:line-break/>vives </text:span><text:span text:style-name="T2">la limpidité solaire<text:line-break/>troublée d'une traînée d'humus<text:line-break/>mouillé<text:line-break/>le long des murs propriétaires<text:line-break/>au plus près du près<text:line-break/>croiser le chat en chasse<text:line-break/>entre le parking d</text:span><text:span text:style-name="T3">e l'</text:span><text:span text:style-name="T2">église<text:line-break/>et la rivière de macadam<text:line-break/>où s'égrainent les foulées<text:line-break/>obstination<text:line-break/>une accumulation <text:line-break/>sans queue ni tête fuir<text:line-break/>l'absurde trop rationalisé<text:line-break/></text:span><text:span text:style-name="T3">les coins les plafonds les écrans<text:line-break/>fuir les clôtures les barbelés<text:line-break/>se jeter sous se jeter vers<text:line-break/>l'atmosphère<text:line-break/>où mon âme disparaît<text:line-break/>enfin<text:line-break/>...<text:line-break/>puis réapparaît dans ce point rouge<text:line-break/>engrenage entraîne hors<text:line-break/>dehors plus loin<text:line-break/>courir<text:line-break/>contrastes courir<text:line-break/>comme on quitte la voie<text:line-break/>comme on sort de la route<text:line-break/>au-delà de cette limite </text:span><text:span text:style-name="T4">le</text:span><text:span text:style-name="T3"> ticket<text:line-break/>ne cartographie plus rien<text:line-break/>s'appuyer sur le rythme du souffle<text:line-break/>suivre les enjambées<text:line-break/></text:span><text:span text:style-name="T4">et<text:line-break/>s'en retourner<text:line-break/>s'en revenir avant qu'il ne soit trop<text:line-break/>tard<text:line-break/>sans tout à fait savoir<text:line-break/>vidé<text:line-break/>plein<text:line-break/>lavé<text:line-break/>épuisé<text:line-break/>revigor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style:font-size-asian="10.5pt"/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  <style:text-properties style:font-name="Ubuntu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  <style:text-properties style:font-name="Ubuntu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name="Ubuntu1"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style:font-name="Ubuntu"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cd488"/>
    </style:style>
    <style:style style:name="MT1" style:family="text">
      <style:text-properties officeooo:rsid="001cd488"/>
    </style:style>
    <style:style style:name="MT2" style:family="text">
      <style:text-properties officeooo:rsid="0022308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logigor 00</text:span><text:span text:style-name="MT2">8</text:span><text:tab/><text:tab/><text:span text:style-name="MT1">dimanche 17 octobre 2010</text:span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7T20:55:54</meta:creation-date>
    <dc:title>prise2notes</dc:title>
    <meta:editing-duration>PT00H04M55S</meta:editing-duration>
    <meta:editing-cycles>3</meta:editing-cycles>
    <meta:generator>OpenOffice.org/3.2$Linux OpenOffice.org_project/320m19$Build-9505</meta:generator>
    <meta:initial-creator>iGor </meta:initial-creator>
    <dc:date>2010-10-17T21:46:20</dc:date>
    <dc:creator>iGor </dc:creator>
    <meta:document-statistic meta:table-count="0" meta:image-count="0" meta:object-count="0" meta:page-count="1" meta:paragraph-count="3" meta:word-count="186" meta:character-count="1154"/>
  </office:meta>
</office:document-meta>
</file>